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ZA" officeooo:rsid="000c1409" officeooo:paragraph-rsid="000c1409" style:font-size-asian="10.5pt"/>
    </style:style>
    <style:style style:name="P2" style:family="paragraph" style:parent-style-name="Text_20_body">
      <style:text-properties fo:language="en" fo:country="ZA" officeooo:rsid="000c2156" officeooo:paragraph-rsid="000c2156" style:font-size-asian="10.5pt"/>
    </style:style>
    <style:style style:name="P3" style:family="paragraph" style:parent-style-name="Text_20_body">
      <style:text-properties fo:language="en" fo:country="ZA" officeooo:rsid="000e130b" officeooo:paragraph-rsid="000e130b" style:font-size-asian="10.5pt"/>
    </style:style>
    <style:style style:name="P4" style:family="paragraph" style:parent-style-name="Text_20_body">
      <style:text-properties fo:language="en" fo:country="ZA" officeooo:rsid="000e130b" officeooo:paragraph-rsid="000f7d90" style:font-size-asian="10.5pt"/>
    </style:style>
    <style:style style:name="P5" style:family="paragraph" style:parent-style-name="Text_20_body">
      <style:text-properties fo:language="en" fo:country="ZA" officeooo:rsid="000f7d90" officeooo:paragraph-rsid="000f7d90" style:font-size-asian="10.5pt"/>
    </style:style>
    <style:style style:name="T1" style:family="text">
      <style:text-properties officeooo:rsid="000c2156"/>
    </style:style>
    <style:style style:name="T2" style:family="text">
      <style:text-properties officeooo:rsid="000e130b"/>
    </style:style>
    <style:style style:name="T3" style:family="text">
      <style:text-properties officeooo:rsid="000f7d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urces: IEEE Access , IEEE Explorer , ACM Digital Library , <text:s text:c="3"/></text:p>
      <text:p text:style-name="Standard"/>
      <text:p text:style-name="Standard"/>
      <text:p text:style-name="Standard"/>
      <text:h text:style-name="Heading_20_1" text:outline-level="1"/>
      <text:p text:style-name="Text_20_body"/>
      <text:p text:style-name="P1">1- Edge Server Computing : </text:p>
      <text:p text:style-name="P1">a. Data Preprocessing : </text:p>
      <text:p text:style-name="P1">Before sending the data to the server, we have to reduce data redundancy to decrease the communication time.</text:p>
      <text:p text:style-name="P1">[91] Glimpse : Offload DNN computations to the nearest edge server <text:span text:style-name="T1">for Object detection. It’s innovation comes when he choose which frame of the video will be offloaded. If there’s no changes, he will make the computation locally.</text:span></text:p>
      <text:p text:style-name="P2">[92] A food recognition system : his innovation is that he makes some preprocessing on device before offload the data (Discard the blurry images &amp; Crop the image : lightweight algorithms)</text:p>
      <text:p text:style-name="P2"/>
      <text:p text:style-name="P2">b. Edge Resource Management :</text:p>
      <text:p text:style-name="P2">The fact that edge server should take in consideration the compute resource<text:span text:style-name="T2">s</text:span> of the heterogeneous end devices.</text:p>
      <text:p text:style-name="P3">[93] profiles the trade-offs between latency , accuracy <text:s/>and energy consumption in order to choose the right DNN for each request.</text:p>
      <text:p text:style-name="P3">[38] VideoEdge considers the computation that is distributed across multiple edge servers and clouds and tune the hyper parameters using this distribution.</text:p>
      <text:p text:style-name="P4">[95] The author use Transfer Learning to reduce the computation <text:span text:style-name="T3">resources consumed by edge servers.</text:span></text:p>
      <text:p text:style-name="P5">( Transfer Learning: enables applications to share the common lower layers of the neural network and just train or compute the higher layers unique to the specific application and the desired output.)</text:p>
      <text:p text:style-name="P4"><text:s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6:56:21.510417106</meta:creation-date>
    <dc:date>2020-04-02T09:54:43.655181547</dc:date>
    <meta:editing-duration>PT10M5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219" meta:character-count="1364" meta:non-whitespace-character-count="1149"/>
  </office:meta>
</office:document-meta>
</file>